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---</text:p>
      <text:p text:style-name="Standard">- hosts: ubuntunode1</text:p>
      <text:p text:style-name="Standard"><text:s text:c="2"/>become: yes</text:p>
      <text:p text:style-name="Standard"><text:s text:c="2"/>vars:</text:p>
      <text:p text:style-name="Standard"><text:s text:c="4"/>tg_name: tg</text:p>
      <text:p text:style-name="Standard"/>
      <text:p text:style-name="Standard"><text:s text:c="2"/>tasks:</text:p>
      <text:p text:style-name="Standard"><text:s text:c="4"/>- name: Gathering ec2 facts</text:p>
      <text:p text:style-name="Standard"><text:s text:c="6"/>action: ec2_metadata_facts</text:p>
      <text:p text:style-name="Standard"/>
      <text:p text:style-name="Standard"><text:s text:c="4"/>- name: deregister target</text:p>
      <text:p text:style-name="Standard"><text:s text:c="6"/>elb_target:</text:p>
      <text:p text:style-name="Standard"><text:s text:c="8"/>target_group_name: "{{ tg_name }}"</text:p>
      <text:p text:style-name="Standard"><text:s text:c="8"/>target_id: i-02ff82c4048dd2ebc</text:p>
      <text:p text:style-name="Standard"><text:s text:c="8"/>state: absent</text:p>
      <text:p text:style-name="Standard"><text:s text:c="8"/>region: eu-west-2</text:p>
      <text:p text:style-name="Standard"><text:s text:c="6"/>delegate_to: localhost</text:p>
      <text:p text:style-name="Standard"/>
      <text:p text:style-name="Standard"><text:s text:c="4"/>- name: copy the data</text:p>
      <text:p text:style-name="Standard"><text:s text:c="6"/>copy:</text:p>
      <text:p text:style-name="Standard"><text:s text:c="7"/>src: /tmp/demo.txt</text:p>
      <text:p text:style-name="Standard"><text:s text:c="7"/>dest: /var/www/html/index.html</text:p>
      <text:p text:style-name="Standard"/>
      <text:p text:style-name="Standard"><text:s text:c="4"/>- name: register target</text:p>
      <text:p text:style-name="Standard"><text:s text:c="6"/>elb_target:</text:p>
      <text:p text:style-name="Standard"><text:s text:c="8"/>target_group_name: "{{ tg_name}}"</text:p>
      <text:p text:style-name="Standard"><text:s text:c="8"/>target_id: i-02ff82c4048dd2ebc</text:p>
      <text:p text:style-name="Standard"><text:s text:c="8"/>state: present</text:p>
      <text:p text:style-name="Standard"><text:s text:c="8"/>target_status: healthy</text:p>
      <text:p text:style-name="Standard"><text:s text:c="8"/>target_status_timeout: 120</text:p>
      <text:p text:style-name="Standard"><text:s text:c="8"/>region: eu-west-2</text:p>
      <text:p text:style-name="Standard"><text:s text:c="6"/>delegate_to: localho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0T10:39:10.424399603</meta:creation-date>
    <dc:date>2019-07-30T18:08:36.164617075</dc:date>
    <meta:editing-duration>PT7H18M40S</meta:editing-duration>
    <meta:editing-cycles>1</meta:editing-cycles>
    <meta:document-statistic meta:table-count="0" meta:image-count="0" meta:object-count="0" meta:page-count="1" meta:paragraph-count="28" meta:word-count="64" meta:character-count="689" meta:non-whitespace-character-count="497"/>
    <meta:generator>LibreOffice/6.0.7.3$Linux_X86_64 LibreOffice_project/00m0$Build-3</meta:generator>
  </office:meta>
</office:document-meta>
</file>